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476cm" fo:text-align="start" style:justify-single-word="false" fo:widows="1" fo:text-indent="0cm" style:auto-text-indent="false"/>
      <style:text-properties fo:color="#000000" style:font-name="Bitstream Charter" fo:font-size="10.5pt" style:font-size-asian="10.5pt" style:font-size-complex="10.5pt"/>
    </style:style>
    <style:style style:name="P2" style:family="paragraph" style:parent-style-name="Standard">
      <style:paragraph-properties fo:margin-left="0cm" fo:margin-right="0cm" style:line-height-at-least="0.476cm" fo:text-align="start" style:justify-single-word="false" fo:widows="1" fo:text-indent="0cm" style:auto-text-indent="false"/>
      <style:text-properties fo:color="#000000" style:font-name="Bitstream Charter" fo:font-size="10.5pt" officeooo:paragraph-rsid="0008413d" style:font-size-asian="10.5pt" style:font-size-complex="10.5pt"/>
    </style:style>
    <style:style style:name="P3" style:family="paragraph" style:parent-style-name="Standard">
      <style:paragraph-properties fo:margin-left="0cm" fo:margin-right="0cm" style:line-height-at-least="0.476cm" fo:text-align="start" style:justify-single-word="false" fo:widows="1" fo:text-indent="0cm" style:auto-text-indent="false"/>
      <style:text-properties fo:color="#000000" style:font-name="Bitstream Charter" fo:font-size="10.5pt" officeooo:rsid="0008413d" officeooo:paragraph-rsid="0008413d" style:font-size-asian="10.5pt" style:font-size-complex="10.5pt"/>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08413d"/>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8413d"/>
    </style:style>
    <style:style style:name="T5" style:family="text">
      <style:text-properties officeooo:rsid="000841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text:span><text:span text:style-name="T2">1. </text:span><text:span text:style-name="T3">Write a program to throw a checked exception explicitly using 'throw' keyword and </text:span><text:line-break/><text:line-break/><text:span text:style-name="T3">a) Handle the exception in same method.</text:span><text:line-break/><text:span text:style-name="T3">b) use throws clause and handle the exception in some other method (calling method)</text:span><text:line-break/><text:span text:style-name="T3">c) Don't either handle or use the throws clause.</text:span></text:p>
      <text:p text:style-name="P1"/>
      <text:p text:style-name="P2"><text:span text:style-name="T4">2. </text:span><text:span text:style-name="T3">Repeat program 2 with unchecked Exception and demonstrate the difference in both program.</text:span></text:p>
      <text:p text:style-name="P2"/>
      <text:p text:style-name="P2"><text:span text:style-name="T4">3.</text:span><text:span text:style-name="T3">Create a user defined exception to check whether your employee exist in your data structure (use any data structure to store the employees - like array, ArrayList etc) and throw exception if name is not in the employees list. Use the catch and finally block to make an appropriat</text:span><text:span text:style-name="T4">e handling.</text:span></text:p>
      <text:p text:style-name="P2"/>
      <text:p text:style-name="P2"><text:span text:style-name="T4">4.</text:span><text:span text:style-name="T3">The assignment requirements follow:</text:span><text:line-break/><text:line-break/><text:span text:style-name="T5">a</text:span><text:span text:style-name="T3">. Create your exception in a file called ScoreException.java. Create the UseScoreException.java class to use this exception. The UseScoreException.java file will have the main() method.</text:span><text:line-break/><text:line-break/><text:span text:style-name="T5">b</text:span><text:span text:style-name="T3">. Prompt the user to enter a test score. Read this score using a dialog box.</text:span><text:line-break/><text:line-break/><text:span text:style-name="T5">c</text:span><text:span text:style-name="T3">. Any input value greater than 100 or less than 0 should generate the ScoreException exception. You must throw a ScoreException exception at least once and you must have a catch block that catches a ScoreException exception. Use the getMessage method of the Throwable class to display the message associated with this exception. You may do other processing also if you wish. This catch block must display a dialog box with "The score must be &gt;= 0 and &lt;= 100!".</text:span><text:line-break/><text:line-break/><text:span text:style-name="T5">d</text:span><text:span text:style-name="T3">. Display a </text:span><text:span text:style-name="T4">return message</text:span><text:span text:style-name="T3"> with "Do you want to enter another score?" after the user </text:span><text:span text:style-name="T4">inputs</text:span><text:span text:style-name="T3"> </text:span><text:span text:style-name="T4">'Yes' or 'Y'</text:span><text:span text:style-name="T3">.</text:span><text:line-break/><text:line-break/><text:span text:style-name="T5">e</text:span><text:span text:style-name="T3">. Use the "parseXXXX" methods to convert the String read from the input </text:span><text:span text:style-name="T4">score</text:span><text:span text:style-name="T3">. This method will throw a NumberFormatException if it is unable to convert the String object to a valid number. Any input value that has characters other than numbers, a decimal, or a negative sign will generate the NumberFormatException exception. You must have a catch block that catches a NumberFormatException exception. This catch block must display a dialog box with "You must enter a number for the score!".</text:span><text:line-break/><text:line-break/><text:span text:style-name="T5">f</text:span><text:span text:style-name="T3">. </text:span><text:span text:style-name="T4">Return step d.</text:span><text:line-break/><text:line-break/><text:span text:style-name="T5">g</text:span><text:span text:style-name="T3">. Display <text:s/>"That is a valid score." if a valid score is entered..</text:span><text:line-break/><text:line-break/><text:span text:style-name="T5">h</text:span><text:span text:style-name="T3">. Continue the steps above until the user </text:span><text:span text:style-name="T4">enters No.</text:span><text:span text:style-name="T3"> ("Do you want to enter another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18:48:19.471935110</meta:creation-date>
    <dc:date>2018-07-02T14:23:00.933145113</dc:date>
    <meta:editing-duration>PT1M2S</meta:editing-duration>
    <meta:editing-cycles>2</meta:editing-cycles>
    <meta:generator>LibreOffice/5.1.6.2$Linux_X86_64 LibreOffice_project/10m0$Build-2</meta:generator>
    <meta:document-statistic meta:table-count="0" meta:image-count="0" meta:object-count="0" meta:page-count="1" meta:paragraph-count="4" meta:word-count="368" meta:character-count="2197" meta:non-whitespace-character-count="1821"/>
  </office:meta>
</office:document-meta>
</file>